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8e86a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7-10T23:59:18.499078359</meta:creation-date>
    <dc:title>MyTemplate</dc:title>
    <meta:editing-duration>P0D</meta:editing-duration>
    <meta:editing-cycles>1</meta:editing-cycles>
    <meta:generator>LibreOffice/6.4.5.2$Linux_X86_64 LibreOffice_project/a726b36747cf2001e06b58ad5db1aa3a9a1872d6</meta:generator>
    <meta:document-statistic meta:object-count="0"/>
    <meta:template xlink:type="simple" xlink:actuate="onRequest" xlink:title="MyTemplate" xlink:href="../Templates/MyTemplate.otg" meta:date="2020-07-10T23:59:17.591224081"/>
  </office:meta>
</office:document-meta>
</file>